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text-properties officeooo:paragraph-rsid="0016aee4"/>
    </style:style>
    <style:style style:name="P3" style:family="paragraph" style:parent-style-name="Standard">
      <style:text-properties officeooo:rsid="00172cbd" officeooo:paragraph-rsid="00172cb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</style:style>
    <style:style style:name="P7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officeooo:paragraph-rsid="0016aee4"/>
    </style:style>
    <style:style style:name="T1" style:family="text">
      <style:text-properties officeooo:rsid="000f61d6"/>
    </style:style>
    <style:style style:name="T2" style:family="text">
      <style:text-properties officeooo:rsid="001142e4"/>
    </style:style>
    <style:style style:name="T3" style:family="text">
      <style:text-properties officeooo:rsid="0011e795"/>
    </style:style>
    <style:style style:name="T4" style:family="text">
      <style:text-properties officeooo:rsid="0013cd1c"/>
    </style:style>
    <style:style style:name="T5" style:family="text">
      <style:text-properties officeooo:rsid="0016aee4"/>
    </style:style>
    <style:style style:name="T6" style:family="text">
      <style:text-properties officeooo:rsid="001870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UTT </text:span><text:s/>TUTORIAL</text:p>
      <text:p text:style-name="P4"><text:tab/>There is some niche set of email usage as reporting tool. One solution could be establishing trivial terminal email client with MUTT ( „https://www.elektroda.pl/rtvforum/topic2801638.html” ).</text:p>
      <text:p text:style-name="Standard">1) install mutt:</text:p>
      <text:p text:style-name="Standard"><text:tab/>#sudo aptitude install mutt</text:p>
      <text:p text:style-name="Standard"><text:tab/>#vim ~/.muttrc</text:p>
      <text:p text:style-name="P5">set imap_user="<text:span text:style-name="T5">admin</text:span>@interia.pl"</text:p>
      <text:p text:style-name="P7">set imap_pass="<text:span text:style-name="T5">admin</text:span>1"</text:p>
      <text:p text:style-name="P7">set smtp_url="smtp://<text:span text:style-name="T5">admin</text:span>@interia.pl:587/"</text:p>
      <text:p text:style-name="P7">set smtp_pass="<text:span text:style-name="T5">admin </text:span>1"</text:p>
      <text:p text:style-name="P7">set from="<text:span text:style-name="T5">admin</text:span>@interia.pl"</text:p>
      <text:p text:style-name="P7">set realname="<text:a xlink:type="simple" xlink:href="mailto:admin@interia.pl" text:style-name="Internet_20_link" text:visited-style-name="Visited_20_Internet_20_Link"><text:span text:style-name="T5">admin</text:span></text:a><text:a xlink:type="simple" xlink:href="mailto:admin@interia.pl" text:style-name="Internet_20_link" text:visited-style-name="Visited_20_Internet_20_Link">@interia.pl</text:a>"</text:p>
      <text:p text:style-name="P6">set folder="imaps://poczta.interia.pl:993"</text:p>
      <text:p text:style-name="P6">set spoolfile="+INBOX"</text:p>
      <text:p text:style-name="P6">set header_cache="~/.mutt/cache/headers"</text:p>
      <text:p text:style-name="P6">set message_cachedir="~/.mutt/cache/bodies"</text:p>
      <text:p text:style-name="P6">set certificate_file="~/.mutt/certificates"</text:p>
      <text:p text:style-name="P6">set move=no</text:p>
      <text:p text:style-name="P6">set imap_keepalive=900</text:p>
      <text:p text:style-name="P6">set sort=reverse-threads</text:p>
      <text:p text:style-name="P6">set sort_aux=last-date-received</text:p>
      <text:p text:style-name="P6">set editor='vim'</text:p>
      <text:p text:style-name="Standard"><text:span text:style-name="T3"><text:tab/>#</text:span>mkdir -p ~/.mutt/cache/bodies ~/.mutt/cache/headers</text:p>
      <text:p text:style-name="P2"><text:tab/><text:span text:style-name="T4">#touch ~/.mutt/certificates</text:span></text:p>
      <text:p text:style-name="Standard"><text:tab/><text:span text:style-name="T2">#</text:span>chmod 600 ~/.muttrc</text:p>
      <text:p text:style-name="P3">2) send email via terminal:</text:p>
      <text:p text:style-name="P3"><text:tab/>#echo „Message.” | mutt -s „<text:span text:style-name="T6">S</text:span>ubject.” -<text:span text:style-name="T6">a „/pathToAttachedFile.txt”</text:span> -- admin@interia.p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0:22.490569923</meta:creation-date>
    <dc:date>2018-06-05T20:14:44.378450778</dc:date>
    <meta:editing-duration>PT1H31M37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93" meta:character-count="953" meta:non-whitespace-character-count="878"/>
  </office:meta>
</office:document-meta>
</file>